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nder construction</text:h>
      <text:p text:style-name="Text_20_body"><text:a xlink:type="simple" xlink:href="../cubaja_config_de.pdf">(German)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zxx" fo:country="non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we Finke</meta:initial-creator>
    <meta:creation-date>2010-01-30T12:31:50</meta:creation-date>
    <dc:date>2010-02-01T21:59:49</dc:date>
    <dc:creator>Uwe Finke</dc:creator>
    <meta:editing-duration>PT00H22M15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2" meta:word-count="3" meta:character-count="26"/>
  </office:meta>
</office:document-meta>
</file>